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52d91" style:font-size-asian="12pt" style:font-size-complex="12pt"/>
    </style:style>
    <style:style style:name="P2" style:family="paragraph" style:parent-style-name="Standard">
      <style:text-properties fo:font-size="12pt" officeooo:rsid="00152d91" officeooo:paragraph-rsid="00152d9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c09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c8f89" officeooo:paragraph-rsid="001e32e2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f363e" officeooo:paragraph-rsid="001f363e" style:font-size-asian="12pt" style:font-size-complex="12pt"/>
    </style:style>
    <style:style style:name="P6" style:family="paragraph" style:parent-style-name="Standard">
      <style:text-properties fo:font-size="12pt" officeooo:rsid="000ac303" officeooo:paragraph-rsid="000ac303" style:font-size-asian="12pt" style:font-size-complex="12pt"/>
    </style:style>
    <style:style style:name="P7" style:family="paragraph" style:parent-style-name="Standard">
      <style:text-properties fo:font-size="12pt" officeooo:rsid="000f2f2a" officeooo:paragraph-rsid="000f2f2a" style:font-size-asian="12pt" style:font-size-complex="12pt"/>
    </style:style>
    <style:style style:name="P8" style:family="paragraph" style:parent-style-name="Standard">
      <style:text-properties fo:font-size="12pt" officeooo:rsid="0010a70e" officeooo:paragraph-rsid="0010a70e" style:font-size-asian="12pt" style:font-size-complex="12pt"/>
    </style:style>
    <style:style style:name="P9" style:family="paragraph" style:parent-style-name="Standard">
      <style:text-properties fo:font-size="12pt" officeooo:rsid="0010da07" officeooo:paragraph-rsid="0010da07" style:font-size-asian="12pt" style:font-size-complex="12pt"/>
    </style:style>
    <style:style style:name="P10" style:family="paragraph" style:parent-style-name="Standard">
      <style:text-properties fo:font-size="12pt" officeooo:rsid="001162d4" officeooo:paragraph-rsid="001162d4" style:font-size-asian="12pt" style:font-size-complex="12pt"/>
    </style:style>
    <style:style style:name="P11" style:family="paragraph" style:parent-style-name="Standard">
      <style:text-properties fo:font-size="12pt" officeooo:rsid="00133a3d" officeooo:paragraph-rsid="00133a3d" style:font-size-asian="12pt" style:font-size-complex="12pt"/>
    </style:style>
    <style:style style:name="P12" style:family="paragraph" style:parent-style-name="Standard">
      <style:text-properties fo:font-size="12pt" officeooo:rsid="00134f1f" officeooo:paragraph-rsid="00134f1f" style:font-size-asian="12pt" style:font-size-complex="12pt"/>
    </style:style>
    <style:style style:name="P13" style:family="paragraph" style:parent-style-name="Standard">
      <style:text-properties fo:font-size="12pt" officeooo:rsid="0013c95b" officeooo:paragraph-rsid="0013c95b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7853f" officeooo:paragraph-rsid="0037853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bc243" officeooo:paragraph-rsid="003bc243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413eb8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a20e9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4e119a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4ff8ea" officeooo:paragraph-rsid="004ff8e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c0951" officeooo:paragraph-rsid="001c0951" style:font-size-asian="12pt" style:font-style-asian="normal" style:font-weight-asian="normal" style:font-size-complex="12pt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52d91" officeooo:paragraph-rsid="001c0951" style:font-size-asian="12pt" style:font-style-asian="normal" style:font-weight-asian="normal" style:font-size-complex="12pt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c8f89" officeooo:paragraph-rsid="001c8f89" style:font-size-asian="12pt" style:font-style-asian="normal" style:font-weight-asian="normal" style:font-size-complex="12pt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e32e2" officeooo:paragraph-rsid="001e32e2" style:font-size-asian="12pt" style:font-style-asian="normal" style:font-weight-asian="normal" style:font-size-complex="12pt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fe3df" officeooo:paragraph-rsid="001fe3df" style:font-size-asian="12pt" style:font-style-asian="normal" style:font-weight-asian="normal" style:font-size-complex="12pt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27a9f" officeooo:paragraph-rsid="00227a9f" style:font-size-asian="12pt" style:font-style-asian="normal" style:font-weight-asian="normal" style:font-size-complex="12pt"/>
    </style:style>
    <style:style style:name="P2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2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27a9f" officeooo:paragraph-rsid="00227a9f" style:font-size-asian="12pt" style:font-style-asian="normal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413eb8" officeooo:paragraph-rsid="00413eb8" style:font-size-asian="12pt" style:font-style-asian="normal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497078" officeooo:paragraph-rsid="00497078" style:font-size-asian="12pt" style:font-style-asian="normal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f67e8" officeooo:paragraph-rsid="002f67e8" style:font-size-asian="12pt" style:font-style-asian="normal" style:font-weight-asian="normal" style:font-size-complex="12pt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389953" officeooo:paragraph-rsid="003bc243" style:font-size-asian="12pt" style:font-style-asian="normal" style:font-weight-asian="normal" style:font-size-complex="12pt"/>
    </style:style>
    <style:style style:name="P3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3bc243" officeooo:paragraph-rsid="003bc243" style:font-size-asian="12pt" style:font-style-asian="normal" style:font-weight-asian="normal" style:font-size-complex="12pt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2b85f0" officeooo:paragraph-rsid="002b85f0" style:font-size-asian="12pt" style:font-style-asian="normal" style:font-weight-asian="bold" style:font-size-complex="12pt" style:font-weight-complex="bold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275090" officeooo:paragraph-rsid="00275090" style:font-size-asian="12pt" style:font-style-asian="normal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3f9942" officeooo:paragraph-rsid="003f9942" style:font-size-asian="12pt" style:font-style-asian="normal" style:font-weight-asian="bold" style:font-size-complex="12pt" style:font-weight-complex="bold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4bc0e3" officeooo:paragraph-rsid="00497078" style:font-size-asian="12pt" style:font-style-asian="normal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5299b5" officeooo:paragraph-rsid="005299b5" style:font-size-asian="12pt" style:font-style-asian="normal" style:font-weight-asian="bold" style:font-size-complex="12pt" style:font-weight-complex="bold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33fbd5" officeooo:paragraph-rsid="004e119a" style:font-size-asian="12pt" style:font-style-asian="normal" style:font-weight-asian="bold" style:font-size-complex="12pt" style:font-weight-complex="bold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574349" officeooo:paragraph-rsid="00574349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" fo:font-size="12pt" fo:font-style="normal" fo:font-weight="normal" officeooo:rsid="0033fbd5" officeooo:paragraph-rsid="004e119a" style:font-size-asian="12pt" style:font-style-asian="normal" style:font-weight-asian="normal" style:font-size-complex="12pt" style:font-weight-complex="normal"/>
    </style:style>
    <style:style style:name="P4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" fo:font-size="12pt" fo:font-style="normal" fo:font-weight="bold" officeooo:rsid="004ff8ea" officeooo:paragraph-rsid="004ff8ea" style:font-size-asian="12pt" style:font-style-asian="normal" style:font-weight-asian="bold" style:font-size-complex="12pt" style:font-weight-complex="bold"/>
    </style:style>
    <style:style style:name="T1" style:family="text">
      <style:text-properties officeooo:rsid="000cbf7a"/>
    </style:style>
    <style:style style:name="T2" style:family="text">
      <style:text-properties officeooo:rsid="000e04ee"/>
    </style:style>
    <style:style style:name="T3" style:family="text">
      <style:text-properties officeooo:rsid="000f1aa6"/>
    </style:style>
    <style:style style:name="T4" style:family="text">
      <style:text-properties officeooo:rsid="000f4b10"/>
    </style:style>
    <style:style style:name="T5" style:family="text">
      <style:text-properties officeooo:rsid="00101266"/>
    </style:style>
    <style:style style:name="T6" style:family="text">
      <style:text-properties officeooo:rsid="0011cb58"/>
    </style:style>
    <style:style style:name="T7" style:family="text">
      <style:text-properties fo:color="#805900" loext:opacity="100%"/>
    </style:style>
    <style:style style:name="T8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805900" loext:opacity="100%" style:font-name="JetBrains Mono" fo:font-style="normal" style:font-style-asian="normal"/>
    </style:style>
    <style:style style:name="T10" style:family="text">
      <style:text-properties fo:color="#805900" loext:opacity="100%" fo:font-size="19pt" style:font-size-asian="19pt"/>
    </style:style>
    <style:style style:name="T11" style:family="text">
      <style:text-properties fo:color="#805900" loext:opacity="100%" fo:font-weight="normal" style:font-weight-asian="normal"/>
    </style:style>
    <style:style style:name="T12" style:family="text">
      <style:text-properties fo:color="#805900" loext:opacity="100%"/>
    </style:style>
    <style:style style:name="T13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080808" loext:opacity="100%" style:font-name="JetBrains Mono" fo:font-style="normal" fo:font-weight="normal" officeooo:rsid="001e32e2" style:font-style-asian="normal" style:font-weight-asian="normal"/>
    </style:style>
    <style:style style:name="T15" style:family="text">
      <style:text-properties fo:color="#080808" loext:opacity="100%" style:font-name="JetBrains Mono" fo:font-style="normal" fo:font-weight="normal" officeooo:rsid="0037853f" style:font-style-asian="normal" style:font-weight-asian="normal"/>
    </style:style>
    <style:style style:name="T16" style:family="text">
      <style:text-properties fo:color="#080808" loext:opacity="100%" style:font-name="JetBrains Mono" fo:font-style="normal" fo:font-weight="normal" officeooo:rsid="00389953" style:font-style-asian="normal" style:font-weight-asian="normal"/>
    </style:style>
    <style:style style:name="T17" style:family="text">
      <style:text-properties fo:color="#080808" loext:opacity="100%" style:font-name="JetBrains Mono" fo:font-style="normal" fo:font-weight="normal" style:font-style-asian="normal" style:font-weight-asian="normal" style:font-weight-complex="normal"/>
    </style:style>
    <style:style style:name="T18" style:family="text">
      <style:text-properties fo:color="#080808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19" style:family="text">
      <style:text-properties fo:color="#080808" loext:opacity="100%" style:font-name="JetBrains Mono" fo:font-style="normal" fo:font-weight="normal" officeooo:rsid="0042978c" style:font-style-asian="normal" style:font-weight-asian="normal" style:font-weight-complex="normal"/>
    </style:style>
    <style:style style:name="T20" style:family="text">
      <style:text-properties fo:color="#080808" loext:opacity="100%" style:font-name="JetBrains Mono" fo:font-style="normal" fo:font-weight="normal" officeooo:rsid="004a20e9" style:font-style-asian="normal" style:font-weight-asian="normal" style:font-weight-complex="normal"/>
    </style:style>
    <style:style style:name="T21" style:family="text">
      <style:text-properties fo:color="#080808" loext:opacity="100%" style:font-name="JetBrains Mono" fo:font-style="normal" fo:font-weight="normal" officeooo:rsid="00468dad" style:font-style-asian="normal" style:font-weight-asian="normal"/>
    </style:style>
    <style:style style:name="T22" style:family="text">
      <style:text-properties fo:color="#080808" loext:opacity="100%" style:font-name="JetBrains Mono" fo:font-style="normal" fo:font-weight="normal" officeooo:rsid="0047e7b7" style:font-style-asian="normal" style:font-weight-asian="normal"/>
    </style:style>
    <style:style style:name="T23" style:family="text">
      <style:text-properties fo:color="#080808" loext:opacity="100%" style:font-name="JetBrains Mono" fo:font-style="normal" style:font-style-asian="normal"/>
    </style:style>
    <style:style style:name="T24" style:family="text">
      <style:text-properties fo:color="#080808" loext:opacity="100%" style:font-name="JetBrains Mono" fo:font-style="normal" officeooo:rsid="003481a5" style:font-style-asian="normal"/>
    </style:style>
    <style:style style:name="T25" style:family="text">
      <style:text-properties fo:color="#36666b" loext:opacity="100%"/>
    </style:style>
    <style:style style:name="T26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36666b" loext:opacity="100%" style:font-name="JetBrains Mono" fo:font-style="normal" style:font-style-asian="normal"/>
    </style:style>
    <style:style style:name="T28" style:family="text">
      <style:text-properties fo:color="#36666b" loext:opacity="100%" fo:font-size="19pt" style:font-size-asian="19pt"/>
    </style:style>
    <style:style style:name="T29" style:family="text">
      <style:text-properties fo:color="#36666b" loext:opacity="100%" fo:font-weight="normal" style:font-weight-asian="normal"/>
    </style:style>
    <style:style style:name="T30" style:family="text">
      <style:text-properties fo:color="#36666b" loext:opacity="100%"/>
    </style:style>
    <style:style style:name="T31" style:family="text">
      <style:text-properties fo:color="#067d17" loext:opacity="100%"/>
    </style:style>
    <style:style style:name="T32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33" style:family="text">
      <style:text-properties fo:color="#067d17" loext:opacity="100%" fo:font-size="19pt" style:font-size-asian="19pt"/>
    </style:style>
    <style:style style:name="T34" style:family="text">
      <style:text-properties fo:color="#067d17" loext:opacity="100%"/>
    </style:style>
    <style:style style:name="T35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0037a6" loext:opacity="100%" style:font-name="JetBrains Mono" fo:font-style="normal" fo:font-weight="normal" officeooo:rsid="001c0951" style:font-style-asian="normal" style:font-weight-asian="normal"/>
    </style:style>
    <style:style style:name="T37" style:family="text">
      <style:text-properties fo:color="#000000" loext:opacity="100%"/>
    </style:style>
    <style:style style:name="T38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9" style:family="text">
      <style:text-properties fo:color="#000000" loext:opacity="100%" style:font-name="JetBrains Mono" fo:font-style="normal" fo:font-weight="normal" officeooo:rsid="00389953" style:font-style-asian="normal" style:font-weight-asian="normal"/>
    </style:style>
    <style:style style:name="T40" style:family="text">
      <style:text-properties fo:color="#000000" loext:opacity="100%" style:font-name="JetBrains Mono" fo:font-style="normal" fo:font-weight="normal" style:font-style-asian="normal" style:font-weight-asian="normal" style:font-weight-complex="normal"/>
    </style:style>
    <style:style style:name="T41" style:family="text">
      <style:text-properties fo:color="#000000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42" style:family="text">
      <style:text-properties fo:color="#000000" loext:opacity="100%" style:font-name="JetBrains Mono" fo:font-style="normal" fo:font-weight="normal" officeooo:rsid="0042978c" style:font-style-asian="normal" style:font-weight-asian="normal" style:font-weight-complex="normal"/>
    </style:style>
    <style:style style:name="T43" style:family="text">
      <style:text-properties fo:color="#000000" loext:opacity="100%" style:font-name="JetBrains Mono" fo:font-style="normal" fo:font-weight="normal" officeooo:rsid="00468dad" style:font-style-asian="normal" style:font-weight-asian="normal"/>
    </style:style>
    <style:style style:name="T44" style:family="text">
      <style:text-properties fo:color="#000000" loext:opacity="100%" style:font-name="JetBrains Mono" fo:font-style="normal" style:font-style-asian="normal"/>
    </style:style>
    <style:style style:name="T45" style:family="text">
      <style:text-properties fo:color="#000000" loext:opacity="100%" style:font-name="JetBrains Mono" fo:font-style="normal" officeooo:rsid="00509148" style:font-style-asian="normal"/>
    </style:style>
    <style:style style:name="T46" style:family="text">
      <style:text-properties fo:color="#000000" loext:opacity="100%" fo:font-size="19pt" style:font-size-asian="19pt"/>
    </style:style>
    <style:style style:name="T47" style:family="text">
      <style:text-properties fo:color="#000000" loext:opacity="100%" fo:font-weight="normal" style:font-weight-asian="normal"/>
    </style:style>
    <style:style style:name="T48" style:family="text">
      <style:text-properties fo:color="#000000" loext:opacity="100%"/>
    </style:style>
    <style:style style:name="T49" style:family="text">
      <style:text-properties fo:color="#0033b3" loext:opacity="100%"/>
    </style:style>
    <style:style style:name="T50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51" style:family="text">
      <style:text-properties fo:color="#0033b3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52" style:family="text">
      <style:text-properties fo:color="#0033b3" loext:opacity="100%" style:font-name="JetBrains Mono" fo:font-style="normal" fo:font-weight="normal" officeooo:rsid="0042978c" style:font-style-asian="normal" style:font-weight-asian="normal" style:font-weight-complex="normal"/>
    </style:style>
    <style:style style:name="T53" style:family="text">
      <style:text-properties fo:color="#0033b3" loext:opacity="100%" style:font-name="JetBrains Mono" fo:font-style="normal" style:font-style-asian="normal"/>
    </style:style>
    <style:style style:name="T54" style:family="text">
      <style:text-properties fo:color="#0033b3" loext:opacity="100%" fo:font-size="19pt" style:font-size-asian="19pt"/>
    </style:style>
    <style:style style:name="T55" style:family="text">
      <style:text-properties fo:color="#0033b3" loext:opacity="100%" fo:font-weight="normal" style:font-weight-asian="normal"/>
    </style:style>
    <style:style style:name="T56" style:family="text">
      <style:text-properties fo:color="#0033b3" loext:opacity="100%"/>
    </style:style>
    <style:style style:name="T57" style:family="text">
      <style:text-properties fo:color="#1750eb" loext:opacity="100%"/>
    </style:style>
    <style:style style:name="T58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9" style:family="text">
      <style:text-properties fo:color="#1750eb" loext:opacity="100%" style:font-name="JetBrains Mono" fo:font-style="normal" style:font-style-asian="normal"/>
    </style:style>
    <style:style style:name="T60" style:family="text">
      <style:text-properties fo:color="#1750eb" loext:opacity="100%" fo:font-size="19pt" style:font-size-asian="19pt"/>
    </style:style>
    <style:style style:name="T61" style:family="text">
      <style:text-properties fo:color="#1750eb" loext:opacity="100%" fo:font-weight="normal" style:font-weight-asian="normal"/>
    </style:style>
    <style:style style:name="T62" style:family="text">
      <style:text-properties fo:color="#1750eb" loext:opacity="100%"/>
    </style:style>
    <style:style style:name="T63" style:family="text">
      <style:text-properties officeooo:rsid="002c6220"/>
    </style:style>
    <style:style style:name="T64" style:family="text">
      <style:text-properties fo:color="#708c00" loext:opacity="100%"/>
    </style:style>
    <style:style style:name="T65" style:family="text">
      <style:text-properties fo:color="#00627a" loext:opacity="100%"/>
    </style:style>
    <style:style style:name="T66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67" style:family="text">
      <style:text-properties fo:color="#00627a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68" style:family="text">
      <style:text-properties fo:color="#00627a" loext:opacity="100%" style:font-name="JetBrains Mono" fo:font-style="normal" style:font-style-asian="normal"/>
    </style:style>
    <style:style style:name="T69" style:family="text">
      <style:text-properties fo:color="#00627a" loext:opacity="100%" fo:font-weight="normal" style:font-weight-asian="normal"/>
    </style:style>
    <style:style style:name="T70" style:family="text">
      <style:text-properties fo:color="#336ecc" loext:opacity="100%"/>
    </style:style>
    <style:style style:name="T71" style:family="text">
      <style:text-properties fo:color="#336ecc" loext:opacity="100%" fo:font-size="19pt" style:font-size-asian="19pt"/>
    </style:style>
    <style:style style:name="T72" style:family="text">
      <style:text-properties fo:color="#336ecc" loext:opacity="100%" fo:font-weight="normal" style:font-weight-asian="normal"/>
    </style:style>
    <style:style style:name="T73" style:family="text">
      <style:text-properties fo:color="#336ecc" loext:opacity="100%"/>
    </style:style>
    <style:style style:name="T74" style:family="text">
      <style:text-properties fo:font-size="19pt" style:font-size-asian="19pt"/>
    </style:style>
    <style:style style:name="T75" style:family="text">
      <style:text-properties fo:font-weight="normal" style:font-weight-asian="normal"/>
    </style:style>
    <style:style style:name="T76" style:family="text">
      <style:text-properties fo:color="#8c8c8c" loext:opacity="100%" fo:font-style="italic" style:font-style-asian="italic"/>
    </style:style>
    <style:style style:name="T77" style:family="text">
      <style:text-properties fo:color="#008a91" loext:opacity="100%"/>
    </style:style>
    <style:style style:name="T78" style:family="text">
      <style:text-properties fo:color="#008a91" loext:opacity="100%" fo:font-size="19pt" style:font-size-asian="19pt"/>
    </style:style>
    <style:style style:name="T79" style:family="text">
      <style:text-properties fo:color="#008a91" loext:opacity="100%"/>
    </style:style>
    <style:style style:name="T80" style:family="text">
      <style:text-properties fo:color="#286d73" loext:opacity="100%"/>
    </style:style>
    <style:style style:name="T81" style:family="text">
      <style:text-properties fo:color="#286d73" loext:opacity="100%" fo:font-size="19pt" style:font-size-asian="19pt"/>
    </style:style>
    <style:style style:name="T82" style:family="text">
      <style:text-properties fo:color="#286d7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er types: (uint8 or <text:span text:style-name="T1">byte</text:span>), unint16, unint32, uint64, int8, int16, <text:span text:style-name="T2">(</text:span>int32 <text:span text:style-name="T3">or</text:span> <text:span text:style-name="T2">rune)</text:span>, int64.</text:p>
      <text:p text:style-name="P7">Floating point type: <text:span text:style-name="T4">float32 </text:span><text:span text:style-name="T5">(single precision)</text:span><text:span text:style-name="T4">, float64 </text:span><text:span text:style-name="T5">(double precision)</text:span></text:p>
      <text:p text:style-name="P8">Complex number: complex32, complex64</text:p>
      <text:p text:style-name="P9">String- one character one byte</text:p>
      <text:p text:style-name="P10">Boolean- 1bit integer <text:span text:style-name="T6">(support three logical operators &amp;&amp;, ||, !)</text:span></text:p>
      <text:p text:style-name="P11">a :=2 (machine native)</text:p>
      <text:p text:style-name="P11">a =2 (Interpreted)</text:p>
      <text:p text:style-name="P11"/>
      <text:p text:style-name="P12">For declaring variable anywhere:</text:p>
      <text:p text:style-name="P12">var a int</text:p>
      <text:p text:style-name="P12">var (</text:p>
      <text:p text:style-name="P12"><text:tab/>b=2</text:p>
      <text:p text:style-name="P12"><text:tab/>f=2.01</text:p>
      <text:p text:style-name="P12">)</text:p>
      <text:p text:style-name="P13">Only inside functions:</text:p>
      <text:p text:style-name="P13"><text:tab/>c := 2</text:p>
      <text:p text:style-name="P2">To print type and value of variable c:</text:p>
      <text:p text:style-name="P1"><text:span text:style-name="T8">fmt</text:span><text:span text:style-name="T13">.</text:span><text:span text:style-name="T26">Printf</text:span><text:span text:style-name="T13">(</text:span><text:span text:style-name="T32">"</text:span><text:span text:style-name="T35">%T %v</text:span><text:span text:style-name="T32">"</text:span><text:span text:style-name="T13">, </text:span><text:span text:style-name="T38">c</text:span><text:span text:style-name="T13">, </text:span><text:span text:style-name="T38">c</text:span><text:span text:style-name="T13">)</text:span></text:p>
      <text:p text:style-name="P22">also can use,</text:p>
      <text:p text:style-name="P3"><text:span text:style-name="T8">fmt</text:span><text:span text:style-name="T13">.</text:span><text:span text:style-name="T26">Printf</text:span><text:span text:style-name="T13">(</text:span><text:span text:style-name="T32">"</text:span><text:span text:style-name="T35">%T %</text:span><text:span text:style-name="T36">[1]</text:span><text:span text:style-name="T35">v</text:span><text:span text:style-name="T32">"</text:span><text:span text:style-name="T13">, </text:span><text:span text:style-name="T38">c</text:span><text:span text:style-name="T13">)</text:span></text:p>
      <text:p text:style-name="P23"/>
      <text:p text:style-name="P24">can not automatically convert from one type to another-</text:p>
      <text:p text:style-name="P24">a:=2</text:p>
      <text:p text:style-name="P24">b:=2.1</text:p>
      <text:p text:style-name="P4"><text:span text:style-name="T13">so we can not write a=b </text:span><text:span text:style-name="T14">directly we need to explicitly convert the type,</text:span></text:p>
      <text:p text:style-name="P25">a=int(b) //like this</text:p>
      <text:p text:style-name="P5"><text:span text:style-name="T14">b</text:span><text:span text:style-name="T13">oolean can’t be converted or receive conversion</text:span></text:p>
      <text:p text:style-name="P26">constants can be only number, boolean and strings</text:p>
      <text:p text:style-name="P27">use const keyword before variable name to declare variable as constant</text:p>
      <text:p text:style-name="P27"/>
      <text:p text:style-name="P36">Cannot <text:span text:style-name="T63">do arithmetic operations with different datatype</text:span></text:p>
      <text:p text:style-name="P29"/>
      <text:p text:style-name="P37">Array:</text:p>
      <text:p text:style-name="P28"><text:span text:style-name="T49">var </text:span><text:span text:style-name="T37">arr </text:span>[<text:span text:style-name="T57">5</text:span>]<text:span text:style-name="T49">int</text:span><text:line-break/><text:span text:style-name="T37">arr</text:span>[<text:span text:style-name="T57">4</text:span>] = <text:span text:style-name="T57">100</text:span><text:line-break/><text:span text:style-name="T7">fmt</text:span>.<text:span text:style-name="T25">Println</text:span>(<text:span text:style-name="T37">arr</text:span>)</text:p>
      <text:p text:style-name="P28"/>
      <text:p text:style-name="P33">Also can do like this</text:p>
      <text:p text:style-name="P28"><text:span text:style-name="T37">brr </text:span>:= [<text:span text:style-name="T57">5</text:span>]<text:span text:style-name="T49">float64</text:span>{<text:span text:style-name="T57">98</text:span>, <text:span text:style-name="T57">92</text:span>, <text:span text:style-name="T57">93</text:span>}</text:p>
      <text:p text:style-name="P28">printing array:</text:p>
      <text:p text:style-name="P28"><text:span text:style-name="T7">fmt</text:span>.<text:span text:style-name="T25">Println</text:span>(<text:span text:style-name="T37">arr</text:span>)<text:line-break/><text:span text:style-name="T49">for </text:span><text:span text:style-name="T37">index</text:span>, <text:span text:style-name="T64">i </text:span>:= <text:span text:style-name="T49">range </text:span><text:span text:style-name="T37">arr </text:span>{<text:line-break/><text:tab/><text:span text:style-name="T7">fmt</text:span>.<text:span text:style-name="T25">Println</text:span>(<text:span text:style-name="T37">index</text:span>, <text:span text:style-name="T31">"="</text:span>, <text:span text:style-name="T64">i</text:span>)<text:line-break/>}<text:line-break/><text:span text:style-name="T49">for </text:span><text:span text:style-name="T37">_</text:span>, <text:span text:style-name="T64">i </text:span>:= <text:span text:style-name="T49">range </text:span><text:span text:style-name="T37">arr </text:span>{<text:line-break/><text:tab/><text:span text:style-name="T7">fmt</text:span>.<text:span text:style-name="T25">Println</text:span>(<text:span text:style-name="T64">i</text:span>)<text:line-break/>}</text:p>
      <text:p text:style-name="P28"/>
      <text:p text:style-name="P37">Slice:</text:p>
      <text:p text:style-name="P14"><text:span text:style-name="T38">slice1 </text:span><text:span text:style-name="T13">:= []</text:span><text:span text:style-name="T50">int</text:span><text:span text:style-name="T13">{</text:span><text:span text:style-name="T58">1</text:span><text:span text:style-name="T13">, </text:span><text:span text:style-name="T58">2</text:span><text:span text:style-name="T13">, </text:span><text:span text:style-name="T58">3</text:span><text:span text:style-name="T13">}<text:line-break/></text:span><text:span text:style-name="T38">slice1 </text:span><text:span text:style-name="T13">= </text:span><text:span text:style-name="T50">append</text:span><text:span text:style-name="T13">(</text:span><text:span text:style-name="T38">slice1</text:span><text:span text:style-name="T13">, </text:span><text:span text:style-name="T58">4</text:span><text:span text:style-name="T13">, </text:span><text:span text:style-name="T58">5</text:span><text:span text:style-name="T13">)<text:line-break/></text:span><text:span text:style-name="T8">fmt</text:span><text:span text:style-name="T13">.</text:span><text:span text:style-name="T26">Println</text:span><text:span text:style-name="T13">(</text:span><text:span text:style-name="T38">slice1</text:span><text:span text:style-name="T13">)</text:span></text:p>
      <text:p text:style-name="P14"><text:soft-page-break/><text:span text:style-name="T38">slice1 </text:span><text:span text:style-name="T13">:= </text:span><text:span text:style-name="T66">make</text:span><text:span text:style-name="T13">([]</text:span><text:span text:style-name="T50">int</text:span><text:span text:style-name="T13">, </text:span><text:span text:style-name="T58">2</text:span><text:span text:style-name="T13">) //This will create slice with </text:span><text:span text:style-name="T15">two</text:span><text:span text:style-name="T13"> 0</text:span></text:p>
      <text:p text:style-name="P14"><text:span text:style-name="T38">slice2 </text:span><text:span text:style-name="T13">:= </text:span><text:span text:style-name="T66">make</text:span><text:span text:style-name="T13">([]</text:span><text:span text:style-name="T50">int</text:span><text:span text:style-name="T13">, </text:span><text:span text:style-name="T58">0</text:span><text:span text:style-name="T13">, </text:span><text:span text:style-name="T58">5</text:span><text:span text:style-name="T13">)</text:span></text:p>
      <text:p text:style-name="P15"><text:span text:style-name="T13">This will create zero length with capacity 5 </text:span><text:span text:style-name="T16">though we can append more than the capacity</text:span></text:p>
      <text:p text:style-name="P34"/>
      <text:p text:style-name="P16"><text:span text:style-name="T39">slice3 </text:span><text:span text:style-name="T13">:= []</text:span><text:span text:style-name="T50">int</text:span><text:span text:style-name="T13">{</text:span><text:span text:style-name="T58">1</text:span><text:span text:style-name="T13">, </text:span><text:span text:style-name="T58">2</text:span><text:span text:style-name="T13">, </text:span><text:span text:style-name="T58">3</text:span><text:span text:style-name="T13">, </text:span><text:span text:style-name="T58">4</text:span><text:span text:style-name="T13">}</text:span><text:line-break/><text:span text:style-name="T38">slice4 </text:span><text:span text:style-name="T13">:= </text:span><text:span text:style-name="T66">make</text:span><text:span text:style-name="T13">([]</text:span><text:span text:style-name="T50">int</text:span><text:span text:style-name="T13">, </text:span><text:span text:style-name="T58">2</text:span><text:span text:style-name="T13">)</text:span><text:line-break/><text:span text:style-name="T50">copy</text:span><text:span text:style-name="T13">(</text:span><text:span text:style-name="T38">slice4</text:span><text:span text:style-name="T13">, </text:span><text:span text:style-name="T38">slice3</text:span><text:span text:style-name="T13">)</text:span><text:line-break/><text:span text:style-name="T8">fmt</text:span><text:span text:style-name="T13">.</text:span><text:span text:style-name="T26">Println</text:span><text:span text:style-name="T13">(</text:span><text:span text:style-name="T38">slice3</text:span><text:span text:style-name="T13">)</text:span><text:line-break/><text:span text:style-name="T8">fmt</text:span><text:span text:style-name="T13">.</text:span><text:span text:style-name="T26">Println</text:span><text:span text:style-name="T13">(</text:span><text:span text:style-name="T38">slice4</text:span><text:span text:style-name="T13">)</text:span></text:p>
      <text:p text:style-name="P16"><text:span text:style-name="T16">H</text:span><text:span text:style-name="T13">ere, slice4 will have [1,2] because it has length 2 so only first two elements were copied.</text:span></text:p>
      <text:p text:style-name="P35"/>
      <text:p text:style-name="P38">Map:</text:p>
      <text:p text:style-name="P30">Map is an unordered collection of key-value pair</text:p>
      <text:p text:style-name="P17"><text:span text:style-name="T51">var </text:span><text:span text:style-name="T41">mp </text:span><text:span text:style-name="T18">= </text:span><text:span text:style-name="T67">make</text:span><text:span text:style-name="T18">(</text:span><text:span text:style-name="T51">map</text:span><text:span text:style-name="T18">[</text:span><text:span text:style-name="T51">string</text:span><text:span text:style-name="T18">]</text:span><text:span text:style-name="T51">int</text:span><text:span text:style-name="T18">) // </text:span><text:span text:style-name="T19">Here declared a map with <text:s/>key: string and value:int</text:span></text:p>
      <text:p text:style-name="P17"><text:span text:style-name="T52">delete</text:span><text:span text:style-name="T13">(</text:span><text:span text:style-name="T43">map_name</text:span><text:span text:style-name="T13">,</text:span><text:span text:style-name="T21">key</text:span><text:span text:style-name="T13"> ) //</text:span><text:span text:style-name="T21">To delete from map</text:span></text:p>
      <text:p text:style-name="P17"><text:span text:style-name="T42">name</text:span><text:span text:style-name="T13">, </text:span><text:span text:style-name="T38">ok </text:span><text:span text:style-name="T13">:= </text:span><text:span text:style-name="T38">mp</text:span><text:span text:style-name="T13">[</text:span><text:span text:style-name="T32">"hi"</text:span><text:span text:style-name="T13">] // </text:span><text:span text:style-name="T22">Here we are getting the value of key “hi” in name and getting a boolean value true/false depending on existence of the key</text:span></text:p>
      <text:p text:style-name="P18"><text:span text:style-name="T19">A</text:span><text:span text:style-name="T17">lso we can create map like this,</text:span></text:p>
      <text:p text:style-name="P31">elements := map[string]string</text:p>
      <text:p text:style-name="P31">{ "H": "Hydrogen", "He": "Helium", "Li": "Lithium", "Be": "Beryllium", "B": "Boron", "C": "Carbon", "N": "Nitrogen", "O": "Oxygen", "F": "Fluorine", "Ne": "Neon", }</text:p>
      <text:p text:style-name="P31"/>
      <text:p text:style-name="P19"><text:span text:style-name="T17">//</text:span><text:span text:style-name="T20">Here is an example of nested map</text:span></text:p>
      <text:p text:style-name="P18"><text:span text:style-name="T40">info </text:span><text:span text:style-name="T13">:= </text:span><text:span text:style-name="T50">map</text:span><text:span text:style-name="T13">[</text:span><text:span text:style-name="T50">string</text:span><text:span text:style-name="T13">]</text:span><text:span text:style-name="T50">map</text:span><text:span text:style-name="T13">[</text:span><text:span text:style-name="T50">string</text:span><text:span text:style-name="T13">]</text:span><text:span text:style-name="T50">float32</text:span><text:span text:style-name="T13">{</text:span><text:line-break/><text:span text:style-name="T13"><text:tab/></text:span><text:span text:style-name="T32">"Mobarak"</text:span><text:span text:style-name="T13">: </text:span><text:span text:style-name="T50">map</text:span><text:span text:style-name="T13">[</text:span><text:span text:style-name="T50">string</text:span><text:span text:style-name="T13">]</text:span><text:span text:style-name="T50">float32</text:span><text:span text:style-name="T13">{</text:span><text:line-break/><text:span text:style-name="T13"><text:tab/><text:tab/></text:span><text:span text:style-name="T32">"Age"</text:span><text:span text:style-name="T13">: <text:s/></text:span><text:span text:style-name="T58">24</text:span><text:span text:style-name="T13">,</text:span><text:line-break/><text:span text:style-name="T13"><text:tab/><text:tab/></text:span><text:span text:style-name="T32">"Cgpa"</text:span><text:span text:style-name="T13">: </text:span><text:span text:style-name="T58">3.88</text:span><text:span text:style-name="T13">,</text:span><text:line-break/><text:span text:style-name="T13"><text:tab/>},</text:span><text:line-break/><text:span text:style-name="T13"><text:tab/></text:span><text:span text:style-name="T32">"Sabbir"</text:span><text:span text:style-name="T13">: </text:span><text:span text:style-name="T50">map</text:span><text:span text:style-name="T13">[</text:span><text:span text:style-name="T50">string</text:span><text:span text:style-name="T13">]</text:span><text:span text:style-name="T50">float32</text:span><text:span text:style-name="T13">{</text:span><text:line-break/><text:span text:style-name="T13"><text:tab/><text:tab/></text:span><text:span text:style-name="T32">"Age"</text:span><text:span text:style-name="T13">: <text:s/></text:span><text:span text:style-name="T58">25</text:span><text:span text:style-name="T13">,</text:span><text:line-break/><text:span text:style-name="T13"><text:tab/><text:tab/></text:span><text:span text:style-name="T32">"Cgpa"</text:span><text:span text:style-name="T13">: </text:span><text:span text:style-name="T58">2.12</text:span><text:span text:style-name="T13">,</text:span><text:line-break/><text:span text:style-name="T13"><text:tab/>},</text:span><text:line-break/><text:span text:style-name="T13">}</text:span><text:line-break/><text:span text:style-name="T8">fmt</text:span><text:span text:style-name="T13">.</text:span><text:span text:style-name="T26">Println</text:span><text:span text:style-name="T13">(</text:span><text:span text:style-name="T38">info</text:span><text:span text:style-name="T13">[</text:span><text:span text:style-name="T32">"Mobarak"</text:span><text:span text:style-name="T13">][</text:span><text:span text:style-name="T32">"Age"</text:span><text:span text:style-name="T13">])</text:span></text:p>
      <text:p text:style-name="P18"><text:span text:style-name="T40">info </text:span><text:span text:style-name="T13">:= </text:span><text:span text:style-name="T50">map</text:span><text:span text:style-name="T13">[</text:span><text:span text:style-name="T50">string</text:span><text:span text:style-name="T13">]</text:span><text:span text:style-name="T50">map</text:span><text:span text:style-name="T13">[</text:span><text:span text:style-name="T50">string</text:span><text:span text:style-name="T13">]</text:span><text:span text:style-name="T50">float32</text:span><text:span text:style-name="T13">{</text:span><text:line-break/><text:span text:style-name="T13"><text:tab/></text:span><text:span text:style-name="T32">"Mobarak"</text:span><text:span text:style-name="T13">: </text:span><text:span text:style-name="T50">map</text:span><text:span text:style-name="T13">[</text:span><text:span text:style-name="T50">string</text:span><text:span text:style-name="T13">]</text:span><text:span text:style-name="T50">float32</text:span><text:span text:style-name="T13">{</text:span><text:line-break/><text:span text:style-name="T13"><text:tab/><text:tab/></text:span><text:span text:style-name="T32">"Age"</text:span><text:span text:style-name="T13">: <text:s/></text:span><text:span text:style-name="T58">24</text:span><text:span text:style-name="T13">,</text:span><text:line-break/><text:span text:style-name="T13"><text:tab/><text:tab/></text:span><text:span text:style-name="T32">"Cgpa"</text:span><text:span text:style-name="T13">: </text:span><text:span text:style-name="T58">3.88</text:span><text:span text:style-name="T13">,</text:span><text:line-break/><text:span text:style-name="T13"><text:tab/>},</text:span><text:line-break/><text:span text:style-name="T13"><text:tab/></text:span><text:span text:style-name="T32">"Sabbir"</text:span><text:span text:style-name="T13">: </text:span><text:span text:style-name="T50">map</text:span><text:span text:style-name="T13">[</text:span><text:span text:style-name="T50">string</text:span><text:span text:style-name="T13">]</text:span><text:span text:style-name="T50">float32</text:span><text:span text:style-name="T13">{</text:span><text:line-break/><text:span text:style-name="T13"><text:tab/><text:tab/></text:span><text:span text:style-name="T32">"Age"</text:span><text:span text:style-name="T13">: <text:s/></text:span><text:span text:style-name="T58">25</text:span><text:span text:style-name="T13">,</text:span><text:line-break/><text:span text:style-name="T13"><text:tab/><text:tab/></text:span><text:span text:style-name="T32">"Cgpa"</text:span><text:span text:style-name="T13">: </text:span><text:span text:style-name="T58">2.12</text:span><text:span text:style-name="T13">,</text:span><text:line-break/><text:span text:style-name="T13"><text:tab/>},</text:span><text:line-break/><text:span text:style-name="T13">}</text:span><text:line-break/><text:span text:style-name="T8">fmt</text:span><text:span text:style-name="T13">.</text:span><text:span text:style-name="T26">Println</text:span><text:span text:style-name="T13">(</text:span><text:span text:style-name="T38">info</text:span><text:span text:style-name="T13">[</text:span><text:span text:style-name="T32">"Mobarak"</text:span><text:span text:style-name="T13">][</text:span><text:span text:style-name="T32">"Age"</text:span><text:span text:style-name="T13">])</text:span><text:line-break/><text:span text:style-name="T38">name1</text:span><text:span text:style-name="T13">, </text:span><text:span text:style-name="T38">ok </text:span><text:span text:style-name="T13">:= </text:span><text:span text:style-name="T38">info</text:span><text:span text:style-name="T13">[</text:span><text:span text:style-name="T32">"Mobarak"</text:span><text:span text:style-name="T13">]</text:span><text:line-break/><text:span text:style-name="T8">fmt</text:span><text:span text:style-name="T13">.</text:span><text:span text:style-name="T26">Println</text:span><text:span text:style-name="T13">(</text:span><text:span text:style-name="T38">name1</text:span><text:span text:style-name="T13">[</text:span><text:span text:style-name="T32">"Age"</text:span><text:span text:style-name="T13">], </text:span><text:span text:style-name="T38">ok</text:span><text:span text:style-name="T13">)</text:span></text:p>
      <text:p text:style-name="P41"/>
      <text:p text:style-name="P41"><text:soft-page-break/>Pointer:</text:p>
      <text:p text:style-name="P20"><text:span text:style-name="T44">x </text:span><text:span text:style-name="T23">:= </text:span><text:span text:style-name="T59">0</text:span><text:line-break/><text:span text:style-name="T23">ptr :=&amp;x</text:span></text:p>
      <text:p text:style-name="P20"><text:span text:style-name="T23">//Both of them are same</text:span><text:line-break/><text:span text:style-name="T44">ptr </text:span><text:span text:style-name="T23">:= </text:span><text:span text:style-name="T68">new</text:span><text:span text:style-name="T23">(</text:span><text:span text:style-name="T53">int</text:span><text:span text:style-name="T23">)</text:span><text:line-break/><text:span text:style-name="T9">fmt</text:span><text:span text:style-name="T23">.</text:span><text:span text:style-name="T27">Println</text:span><text:span text:style-name="T23">(*</text:span><text:span text:style-name="T44">ptr</text:span><text:span text:style-name="T23">)</text:span></text:p>
      <text:p text:style-name="P20"><text:span text:style-name="T23">//</text:span><text:span text:style-name="T24">This Is also same</text:span></text:p>
      <text:p text:style-name="P20"><text:span text:style-name="T53">var </text:span><text:span text:style-name="T44">pptr </text:span><text:span text:style-name="T23">*</text:span><text:span text:style-name="T53">int</text:span><text:span text:style-name="T23"><text:line-break/></text:span><text:span text:style-name="T44">x </text:span><text:span text:style-name="T23">:= </text:span><text:span text:style-name="T59">5</text:span><text:span text:style-name="T23"><text:line-break/></text:span><text:span text:style-name="T44">pptr </text:span><text:span text:style-name="T23">= &amp;</text:span><text:span text:style-name="T44">x</text:span></text:p>
      <text:p text:style-name="P45"/>
      <text:p text:style-name="P46">Structs:</text:p>
      <text:p text:style-name="P21"><text:span text:style-name="T44">//</text:span><text:span text:style-name="T45">Three ways to initialize struct</text:span></text:p>
      <text:p text:style-name="P39"><text:span text:style-name="T55">var </text:span><text:span text:style-name="T47">cir </text:span><text:span text:style-name="T72">Circle</text:span><text:line-break/><text:span text:style-name="T47">cir</text:span><text:span text:style-name="T75">.</text:span><text:span text:style-name="T47">r </text:span><text:span text:style-name="T75">= </text:span><text:span text:style-name="T61">10</text:span><text:line-break/><text:span text:style-name="T11">fmt</text:span><text:span text:style-name="T75">.</text:span><text:span text:style-name="T29">Println</text:span><text:span text:style-name="T75">(</text:span><text:span text:style-name="T47">cir</text:span><text:span text:style-name="T75">)</text:span><text:line-break/><text:line-break/><text:span text:style-name="T55">var </text:span><text:span text:style-name="T47">cir1 </text:span><text:span text:style-name="T75">= </text:span><text:span text:style-name="T69">new</text:span><text:span text:style-name="T75">(</text:span><text:span text:style-name="T72">Circle</text:span><text:span text:style-name="T75">)</text:span><text:line-break/><text:span text:style-name="T47">cir1 </text:span><text:span text:style-name="T75">= &amp;</text:span><text:span text:style-name="T47">cir</text:span><text:line-break/><text:span text:style-name="T11">fmt</text:span><text:span text:style-name="T75">.</text:span><text:span text:style-name="T29">Println</text:span><text:span text:style-name="T75">(*</text:span><text:span text:style-name="T47">cir1</text:span><text:span text:style-name="T75">)</text:span><text:line-break/><text:line-break/><text:span text:style-name="T47">cir3 </text:span><text:span text:style-name="T75">:= </text:span><text:span text:style-name="T72">Circle</text:span><text:span text:style-name="T75">{</text:span><text:span text:style-name="T61">20</text:span><text:span text:style-name="T75">, </text:span><text:span text:style-name="T61">1</text:span><text:span text:style-name="T75">, </text:span><text:span text:style-name="T61">10</text:span><text:span text:style-name="T75">}</text:span><text:line-break/><text:span text:style-name="T11">fmt</text:span><text:span text:style-name="T75">.</text:span><text:span text:style-name="T29">Println</text:span><text:span text:style-name="T75">(</text:span><text:span text:style-name="T47">cir3</text:span><text:span text:style-name="T75">)</text:span></text:p>
      <text:p text:style-name="P31"/>
      <text:p text:style-name="P40">Embedded types:</text:p>
      <text:p text:style-name="P32"><text:span text:style-name="T76">// Here we can see is a relationship with structures</text:span><text:line-break/><text:span text:style-name="T49">type </text:span><text:span text:style-name="T37">Person </text:span><text:span text:style-name="T49">struct </text:span>{<text:line-break/><text:tab/><text:span text:style-name="T37">Name </text:span><text:span text:style-name="T49">string</text:span><text:line-break/>}<text:line-break/><text:line-break/><text:span text:style-name="T49">func </text:span>(<text:span text:style-name="T77">p </text:span>*<text:span text:style-name="T70">Person</text:span>) <text:span text:style-name="T80">Talk</text:span>() {<text:line-break/><text:tab/><text:span text:style-name="T7">fmt</text:span>.<text:span text:style-name="T25">Println</text:span>(<text:span text:style-name="T31">"Hi my name is"</text:span>, <text:span text:style-name="T77">p</text:span>.<text:span text:style-name="T37">Name</text:span>)<text:line-break/>}<text:line-break/><text:line-break/><text:span text:style-name="T49">type </text:span><text:span text:style-name="T37">Android </text:span><text:span text:style-name="T49">struct </text:span>{<text:line-break/><text:tab/><text:span text:style-name="T70">Person</text:span><text:line-break/><text:span text:style-name="T70"><text:tab/></text:span><text:span text:style-name="T37">Model </text:span><text:span text:style-name="T49">string</text:span><text:line-break/>}</text:p>
      <text:p text:style-name="P32"><text:span text:style-name="T37">an </text:span>:= <text:span text:style-name="T65">new</text:span>(<text:span text:style-name="T70">Android</text:span>)<text:line-break/><text:span text:style-name="T37">an</text:span>.<text:span text:style-name="T37">Name </text:span>= <text:span text:style-name="T31">"Mobarak"</text:span><text:line-break/><text:span text:style-name="T37">an</text:span>.<text:span text:style-name="T25">Talk</text:span>()</text:p>
      <text:p text:style-name="P32"/>
      <text:p text:style-name="P42">Interface:</text:p>
      <text:p text:style-name="P44"><text:span text:style-name="T49">package </text:span><text:span text:style-name="T7">main</text:span><text:line-break/><text:line-break/><text:span text:style-name="T49">import </text:span>(<text:line-break/><text:tab/><text:span text:style-name="T31">"fmt"</text:span><text:line-break/><text:span text:style-name="T31"><text:tab/>"math"</text:span><text:line-break/>)<text:line-break/><text:line-break/><text:span text:style-name="T49">type </text:span><text:span text:style-name="T37">Rectangle </text:span><text:span text:style-name="T49">struct </text:span>{<text:line-break/><text:tab/><text:span text:style-name="T37">x1</text:span>, <text:span text:style-name="T37">y1</text:span>, <text:span text:style-name="T37">x2</text:span>, <text:span text:style-name="T37">y2 </text:span><text:span text:style-name="T49">float64</text:span><text:line-break/><text:soft-page-break/>}<text:line-break/><text:line-break/><text:span text:style-name="T49">func </text:span><text:span text:style-name="T80">distance</text:span>(<text:span text:style-name="T37">x1</text:span>, <text:span text:style-name="T37">y1</text:span>, <text:span text:style-name="T37">x2</text:span>, <text:span text:style-name="T37">y2 </text:span><text:span text:style-name="T49">float64</text:span>) <text:span text:style-name="T49">float64 </text:span>{<text:line-break/><text:tab/><text:span text:style-name="T37">a </text:span>:= (<text:span text:style-name="T37">x1 </text:span>- <text:span text:style-name="T37">x2</text:span>) * (<text:span text:style-name="T37">x1 </text:span>- <text:span text:style-name="T37">x2</text:span>)<text:line-break/><text:tab/><text:span text:style-name="T37">b </text:span>:= (<text:span text:style-name="T37">y1 </text:span>- <text:span text:style-name="T37">y2</text:span>) * (<text:span text:style-name="T37">y1 </text:span>- <text:span text:style-name="T37">y2</text:span>)<text:line-break/><text:tab/><text:span text:style-name="T49">return </text:span><text:span text:style-name="T7">math</text:span>.<text:span text:style-name="T25">Sqrt</text:span>(<text:span text:style-name="T37">a </text:span>+ <text:span text:style-name="T37">b</text:span>)<text:line-break/>}<text:line-break/><text:line-break/><text:span text:style-name="T49">func </text:span>(<text:span text:style-name="T77">r </text:span>*<text:span text:style-name="T70">Rectangle</text:span>) <text:span text:style-name="T80">area</text:span>() <text:span text:style-name="T49">float64 </text:span>{<text:line-break/><text:tab/><text:span text:style-name="T37">l </text:span>:= <text:span text:style-name="T25">distance</text:span>(<text:span text:style-name="T77">r</text:span>.<text:span text:style-name="T37">x1</text:span>, <text:span text:style-name="T77">r</text:span>.<text:span text:style-name="T37">y1</text:span>, <text:span text:style-name="T77">r</text:span>.<text:span text:style-name="T37">x2</text:span>, <text:span text:style-name="T77">r</text:span>.<text:span text:style-name="T37">y2</text:span>)<text:line-break/><text:tab/><text:span text:style-name="T37">w </text:span>:= <text:span text:style-name="T25">distance</text:span>(<text:span text:style-name="T77">r</text:span>.<text:span text:style-name="T37">x1</text:span>, <text:span text:style-name="T77">r</text:span>.<text:span text:style-name="T37">y1</text:span>, <text:span text:style-name="T77">r</text:span>.<text:span text:style-name="T37">x2</text:span>, <text:span text:style-name="T77">r</text:span>.<text:span text:style-name="T37">y1</text:span>)<text:line-break/><text:tab/><text:span text:style-name="T49">return </text:span><text:span text:style-name="T37">l </text:span>* <text:span text:style-name="T37">w</text:span><text:line-break/>}<text:line-break/><text:line-break/><text:span text:style-name="T49">type </text:span><text:span text:style-name="T37">Shape </text:span><text:span text:style-name="T49">interface </text:span>{<text:line-break/><text:tab/><text:span text:style-name="T80">area</text:span>() <text:span text:style-name="T49">float64</text:span><text:line-break/>}<text:line-break/><text:line-break/><text:span text:style-name="T49">func </text:span><text:span text:style-name="T80">totalArea</text:span>(<text:span text:style-name="T37">shapes </text:span>...<text:span text:style-name="T70">Shape</text:span>) <text:span text:style-name="T49">float64 </text:span>{<text:line-break/><text:tab/><text:span text:style-name="T49">var </text:span><text:span text:style-name="T37">area </text:span><text:span text:style-name="T49">float64</text:span><text:line-break/><text:span text:style-name="T49"><text:tab/>for </text:span><text:span text:style-name="T37">_</text:span>, <text:span text:style-name="T37">s </text:span>:= <text:span text:style-name="T49">range </text:span><text:span text:style-name="T37">shapes </text:span>{<text:line-break/><text:tab/><text:tab/><text:span text:style-name="T37">area </text:span>+= <text:span text:style-name="T37">s</text:span>.<text:span text:style-name="T25">area</text:span>()<text:line-break/><text:tab/>}<text:line-break/><text:tab/><text:span text:style-name="T49">return </text:span><text:span text:style-name="T37">area</text:span><text:line-break/>}<text:line-break/><text:span text:style-name="T49">func </text:span><text:span text:style-name="T80">main</text:span>() {<text:line-break/><text:tab/><text:span text:style-name="T37">r </text:span>:= <text:span text:style-name="T70">Rectangle</text:span>{<text:span text:style-name="T57">0</text:span>, <text:span text:style-name="T57">0</text:span>, <text:span text:style-name="T57">10</text:span>, <text:span text:style-name="T57">10</text:span>}<text:line-break/><text:tab/><text:span text:style-name="T37">c </text:span>:= <text:span text:style-name="T70">Circle</text:span>{<text:span text:style-name="T57">20</text:span>, <text:span text:style-name="T57">1</text:span>, <text:span text:style-name="T57">10</text:span>}<text:line-break/><text:tab/><text:span text:style-name="T7">fmt</text:span>.<text:span text:style-name="T25">Println</text:span>(<text:span text:style-name="T37">c</text:span>.<text:span text:style-name="T25">area</text:span>())<text:line-break/><text:tab/><text:span text:style-name="T7">fmt</text:span>.<text:span text:style-name="T25">Println</text:span>(<text:span text:style-name="T37">r</text:span>.<text:span text:style-name="T25">area</text:span>())<text:line-break/><text:tab/><text:span text:style-name="T7">fmt</text:span>.<text:span text:style-name="T25">Println</text:span>(<text:span text:style-name="T31">"Total area: "</text:span>, <text:span text:style-name="T25">totalArea</text:span>(&amp;<text:span text:style-name="T37">c</text:span>, &amp;<text:span text:style-name="T37">r</text:span>))<text:lin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04:01.099089941</meta:creation-date>
    <meta:generator>LibreOffice/7.3.7.2$Linux_X86_64 LibreOffice_project/30$Build-2</meta:generator>
    <dc:date>2023-07-10T11:25:24.905407883</dc:date>
    <meta:editing-duration>PT13H24M9S</meta:editing-duration>
    <meta:editing-cycles>67</meta:editing-cycles>
    <meta:document-statistic meta:table-count="0" meta:image-count="0" meta:object-count="0" meta:page-count="4" meta:paragraph-count="65" meta:word-count="625" meta:character-count="3928" meta:non-whitespace-character-count="3299"/>
  </office:meta>
</office:document-meta>
</file>